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6cm" fo:margin-left="-0.016cm" fo:margin-right="0.055cm" table:align="margins"/>
    </style:style>
    <style:style style:name="Table1.A" style:family="table-column">
      <style:table-column-properties style:column-width="2.037cm" style:rel-column-width="7872*"/>
    </style:style>
    <style:style style:name="Table1.B" style:family="table-column">
      <style:table-column-properties style:column-width="2.196cm" style:rel-column-width="8485*"/>
    </style:style>
    <style:style style:name="Table1.C" style:family="table-column">
      <style:table-column-properties style:column-width="8.546cm" style:rel-column-width="33023*"/>
    </style:style>
    <style:style style:name="Table1.D" style:family="table-column">
      <style:table-column-properties style:column-width="4.18cm" style:rel-column-width="1615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2" style:family="table-row">
      <style:table-row-properties style:min-row-height="0.538cm"/>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2" style:family="paragraph" style:parent-style-name="Table_20_Contents">
      <style:paragraph-properties fo:text-align="center" style:justify-single-word="false"/>
      <style:text-properties style:font-name="Calibri" fo:font-size="10pt" style:font-name-asian="Calibri" style:font-size-asian="10pt" style:font-name-complex="Calibri" style:font-size-complex="10pt"/>
    </style:style>
    <style:style style:name="P3" style:family="paragraph" style:parent-style-name="Table_20_Contents">
      <style:paragraph-properties fo:margin-left="1.245cm" fo:margin-right="0cm" fo:text-align="start" style:justify-single-word="false" fo:text-indent="0cm" style:auto-text-indent="false"/>
      <style:text-properties style:font-name="Calibri" fo:font-size="10pt" fo:font-weight="bold" style:font-name-asian="Calibri" style:font-size-asian="10pt" style:font-weight-asian="bold" style:font-name-complex="Calibri" style:font-size-complex="10pt" style:font-weight-complex="bold"/>
    </style:style>
    <style:style style:name="P4" style:family="paragraph" style:parent-style-name="Table_20_Contents">
      <style:paragraph-properties fo:margin-left="1.245cm" fo:margin-right="0cm" fo:text-align="start" style:justify-single-word="false" fo:text-indent="0cm" style:auto-text-indent="false"/>
      <style:text-properties style:font-name="Calibri" fo:font-size="10pt" style:font-name-asian="Calibri" style:font-size-asian="10pt" style:font-name-complex="Calibri" style:font-size-complex="10pt"/>
    </style:style>
    <style:style style:name="P5" style:family="paragraph" style:parent-style-name="Standard">
      <style:paragraph-properties fo:margin-top="0cm" fo:margin-bottom="0.282cm" style:line-height-at-least="0.457cm" fo:text-align="center" style:justify-single-word="false" style:text-autospace="none"/>
      <style:text-properties style:font-name="Calibri" fo:font-size="18pt" fo:language="zxx" fo:country="none" fo:font-weight="bold" style:font-name-asian="Calibri" style:font-size-asian="18pt" style:font-weight-asian="bold" style:font-name-complex="Calibri" style:font-size-complex="18pt" style:font-weight-complex="bold"/>
    </style:style>
    <style:style style:name="P6" style:family="paragraph" style:parent-style-name="Standard">
      <style:paragraph-properties fo:margin-top="0cm" fo:margin-bottom="0.282cm" style:line-height-at-least="0.457cm" fo:text-align="center" style:justify-single-word="false" style:text-autospace="none"/>
      <style:text-properties fo:color="#000000" style:font-name="Calibri"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Calibri" fo:font-size="12pt" fo:font-weight="bold" style:font-name-asian="Calibri" style:font-size-asian="12pt" style:font-weight-asian="bold" style:font-name-complex="Calibri"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P11"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ersion</text:p>
          </table:table-cell>
          <table:table-cell table:style-name="Table1.A1" office:value-type="string">
            <text:p text:style-name="P1">Datum</text:p>
          </table:table-cell>
          <table:table-cell table:style-name="Table1.A1" table:number-rows-spanned="2" office:value-type="string">
            <text:p text:style-name="P5">Uppgift 7 – Reflektion</text:p>
          </table:table-cell>
          <table:table-cell table:style-name="Table1.D1" office:value-type="string">
            <text:p text:style-name="P3">Författare</text:p>
          </table:table-cell>
        </table:table-row>
        <table:table-row table:style-name="Table1.2">
          <table:table-cell table:style-name="Table1.A2" office:value-type="string">
            <text:p text:style-name="P2">1.1</text:p>
          </table:table-cell>
          <table:table-cell table:style-name="Table1.A2" office:value-type="string">
            <text:p text:style-name="P2">2014-07-12</text:p>
          </table:table-cell>
          <table:covered-table-cell/>
          <table:table-cell table:style-name="Table1.D2" office:value-type="string">
            <text:p text:style-name="P4">dt222cc</text:p>
          </table:table-cell>
        </table:table-row>
      </table:table>
      <text:p text:style-name="P6"/>
      <table:table table:name="Table2" table:style-name="Table2">
        <table:table-column table:style-name="Table2.A" table:number-columns-repeated="3"/>
        <table:table-column table:style-name="Table2.D"/>
        <table:table-row>
          <table:table-cell table:style-name="Table2.A1" office:value-type="string">
            <text:p text:style-name="P7">Planerad tidsåtgång</text:p>
          </table:table-cell>
          <table:table-cell table:style-name="Table2.A1" office:value-type="string">
            <text:p text:style-name="P7">Förbrukad tidsåtgång</text:p>
          </table:table-cell>
          <table:table-cell table:style-name="Table2.A1" office:value-type="string">
            <text:p text:style-name="P7">Skillnad</text:p>
          </table:table-cell>
          <table:table-cell table:style-name="Table2.D1" office:value-type="string">
            <text:p text:style-name="P7">Deadline</text:p>
          </table:table-cell>
        </table:table-row>
        <table:table-row>
          <table:table-cell table:style-name="Table2.A2" office:value-type="string">
            <text:p text:style-name="P8">13 h</text:p>
          </table:table-cell>
          <table:table-cell table:style-name="Table2.A2" office:value-type="string">
            <text:p text:style-name="P8">12 hr 30 min</text:p>
          </table:table-cell>
          <table:table-cell table:style-name="Table2.A2" office:value-type="string">
            <text:p text:style-name="P8">30 min</text:p>
          </table:table-cell>
          <table:table-cell table:style-name="Table2.D2" office:value-type="string">
            <text:p text:style-name="P8">2014-08-12 (8am) 1v</text:p>
          </table:table-cell>
        </table:table-row>
      </table:table>
      <text:p text:style-name="P9"/>
      <text:p text:style-name="P9">Som vanligt för mig tar det alltid en stund innan jag började med uppgifterna. Jag behövde gå igenom problembeskrivningen ett par gånger så att man förstår relativt om vad det är man håller på med. Dessutom att "gymnastiktävlingssystem är något jag absolut inte har koll på.</text:p>
      <text:p text:style-name="P9"/>
      <text:p text:style-name="P9">Det är svårt att planera något som man inte har gjort tidigare. Liksom vad är ett rimligt tid. Har jag planerat in för mycket eller för lite tid. Uppgifterna krävde både inläsningar och förberedelser innan man kunde påbörja skrivande av uppgifterna. Jag vet inte precis om jag har gjort rätt eller inte. Liksom har jag verkligen förstått de olika begreppen, implementerar jag dem på ett rätt/bra sätt.</text:p>
      <text:p text:style-name="P9"/>
      <text:p text:style-name="P9">Det är typ mallar och exemplar som man får titta på och försöka efterlikna det. Jag följde mallar så gott jag kunde men det var några bitar i mallarna jag uteslöt eftersom jag hade inte tillräcklig kunskap för att utföra dem eller om de ens behövdes att ha med. Det här med juridiska området har man inget kunskap om och sånt. Informationer man får/hittar kan vara vagt ibland.</text:p>
      <text:p text:style-name="P9"/>
      <text:p text:style-name="P9">Andra problemområden för mig var språket ibland, översätta engelska ord till svenska (liksom vilka svenska ord passar bra eller vilka ord man ska använda). </text:p>
      <text:p text:style-name="P9"/>
      <text:p text:style-name="P10"><text:span text:style-name="T1">Uppgiften "kommuniciera med kunden" var jag inte precis säker på hur det skulle ske. Liksom vilken synpunkt skulle man ha? Som en kund eller som en "labbkollega". Det är ett svårt att sätta sig in i en kunds perspektiv tycker jag. Jag chansade på att man skulle ge feedback som en kollega, liksom jämföra och nämna vad man tycker om hans/hennes dokumenter. Men sen så får man tänka på att vi inte precis har den kunskapen att analyserar om personens arbete är bättre eller sämre på något sätt. Många av oss vet inte det ännu. </text:span>Jag tyckte dock att kontakten med kunden känndes viktigt då man får en bättre koll på vilka funktionaliteter som kunden tycker är viktigt och det ser till så att man har "samma" vision av systemet och dess framtid.</text:p>
      <text:p text:style-name="P10"/>
      <text:p text:style-name="P9">Jag kunde kanska ha gjort tidsloggen mer detaljerad. Det skulle liksom vara skönt att ha mallar redo att använda, liksom förberedda så att man på ett sätt se rtill så att vi studenter är på rätt spår och strukturer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font-name-complex="Times"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8M32S</meta:editing-duration>
    <meta:editing-cycles>39</meta:editing-cycles>
    <meta:generator>OpenOffice/4.1.1$Win32 OpenOffice.org_project/411m6$Build-9775</meta:generator>
    <dc:date>2014-12-09T19:34:23.36</dc:date>
    <dc:creator>Sing Trinh</dc:creator>
    <meta:document-statistic meta:table-count="2" meta:image-count="0" meta:object-count="0" meta:page-count="1" meta:paragraph-count="21" meta:word-count="404" meta:character-count="2325"/>
    <meta:user-defined meta:name="Info 1"/>
    <meta:user-defined meta:name="Info 2"/>
    <meta:user-defined meta:name="Info 3"/>
    <meta:user-defined meta:name="Info 4"/>
  </office:meta>
</office:document-meta>
</file>